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sans-serif" svg:font-family="sans-serif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0.4in" style:rel-column-width="3785*"/>
    </style:style>
    <style:style style:name="Table1.C" style:family="table-column">
      <style:table-column-properties style:column-width="4.2167in" style:rel-column-width="3990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0.4in" style:rel-column-width="3785*"/>
    </style:style>
    <style:style style:name="Table2.C" style:family="table-column">
      <style:table-column-properties style:column-width="4.2167in" style:rel-column-width="3990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paragraph-properties fo:text-align="justify" style:justify-single-word="false"/>
      <style:text-properties officeooo:paragraph-rsid="00265212"/>
    </style:style>
    <style:style style:name="P3" style:family="paragraph" style:parent-style-name="Standard">
      <style:paragraph-properties fo:text-align="justify" style:justify-single-word="false"/>
      <style:text-properties officeooo:rsid="0036da90" officeooo:paragraph-rsid="0036da90"/>
    </style:style>
    <style:style style:name="P4" style:family="paragraph" style:parent-style-name="Standard">
      <style:text-properties officeooo:rsid="002d51cb" officeooo:paragraph-rsid="002c6326"/>
    </style:style>
    <style:style style:name="P5" style:family="paragraph" style:parent-style-name="Standard">
      <style:text-properties officeooo:rsid="0031b1cc" officeooo:paragraph-rsid="0031b1cc"/>
    </style:style>
    <style:style style:name="P6" style:family="paragraph" style:parent-style-name="Standard">
      <style:text-properties officeooo:paragraph-rsid="002c6326"/>
    </style:style>
    <style:style style:name="P7" style:family="paragraph" style:parent-style-name="Standard">
      <style:text-properties officeooo:paragraph-rsid="002bd558"/>
    </style:style>
    <style:style style:name="P8" style:family="paragraph" style:parent-style-name="Standard">
      <style:text-properties officeooo:paragraph-rsid="002ac9f0"/>
    </style:style>
    <style:style style:name="P9" style:family="paragraph" style:parent-style-name="Standard">
      <style:text-properties fo:color="#ff3366"/>
    </style:style>
    <style:style style:name="P10" style:family="paragraph" style:parent-style-name="Standard">
      <style:text-properties fo:color="#ff3366" fo:font-style="italic" style:font-style-asian="italic" style:font-style-complex="italic"/>
    </style:style>
    <style:style style:name="P11" style:family="paragraph" style:parent-style-name="Standard">
      <style:text-properties fo:color="#ff3366" fo:font-style="italic" officeooo:rsid="0014fa0d" officeooo:paragraph-rsid="0014fa0d" style:font-style-asian="italic" style:font-style-complex="italic"/>
    </style:style>
    <style:style style:name="P12" style:family="paragraph" style:parent-style-name="Standard">
      <style:paragraph-properties fo:text-align="justify" style:justify-single-word="false"/>
      <style:text-properties fo:color="#ff3366" fo:font-style="italic" style:font-style-asian="italic" style:font-style-complex="italic"/>
    </style:style>
    <style:style style:name="P13" style:family="paragraph" style:parent-style-name="Standard">
      <style:paragraph-properties fo:text-align="justify" style:justify-single-word="false"/>
      <style:text-properties fo:color="#ff3366" fo:font-style="normal" officeooo:paragraph-rsid="00265996" style:font-style-asian="normal" style:font-style-complex="normal"/>
    </style:style>
    <style:style style:name="P14" style:family="paragraph" style:parent-style-name="Standard">
      <style:paragraph-properties fo:text-align="justify" style:justify-single-word="false"/>
      <style:text-properties fo:color="#ff3366"/>
    </style:style>
    <style:style style:name="P15" style:family="paragraph" style:parent-style-name="Standard">
      <style:text-properties fo:color="#ff3366" officeooo:rsid="0029ec3a"/>
    </style:style>
    <style:style style:name="P16" style:family="paragraph" style:parent-style-name="Standard">
      <style:paragraph-properties fo:text-align="justify" style:justify-single-word="false"/>
      <style:text-properties fo:color="#ff3366" fo:language="ru" fo:country="RU" fo:font-style="normal" officeooo:paragraph-rsid="0046148d" style:font-style-asian="normal" style:font-style-complex="normal"/>
    </style:style>
    <style:style style:name="P17" style:family="paragraph" style:parent-style-name="Standard">
      <style:paragraph-properties fo:text-align="justify" style:justify-single-word="false"/>
      <style:text-properties fo:color="#ff3366" fo:language="ru" fo:country="RU" fo:font-style="normal" officeooo:paragraph-rsid="0047a8f6" style:font-style-asian="normal" style:font-style-complex="normal"/>
    </style:style>
    <style:style style:name="P18" style:family="paragraph" style:parent-style-name="Heading">
      <style:paragraph-properties fo:text-align="center" style:justify-single-word="false"/>
      <style:text-properties fo:font-size="16pt" officeooo:rsid="0023b1e7" style:font-size-asian="16pt" style:font-size-complex="16pt"/>
    </style:style>
    <style:style style:name="P19" style:family="paragraph" style:parent-style-name="Text_20_body">
      <style:text-properties officeooo:paragraph-rsid="002d5cb5"/>
    </style:style>
    <style:style style:name="P20" style:family="paragraph" style:parent-style-name="Text_20_body">
      <style:text-properties officeooo:paragraph-rsid="003353bb"/>
    </style:style>
    <style:style style:name="P21" style:family="paragraph" style:parent-style-name="Text_20_body">
      <style:paragraph-properties fo:text-align="center" style:justify-single-word="false"/>
      <style:text-properties officeooo:rsid="0023b1e7"/>
    </style:style>
    <style:style style:name="P22" style:family="paragraph" style:parent-style-name="Text_20_body">
      <style:text-properties officeooo:rsid="002ac9f0" officeooo:paragraph-rsid="002ac9f0"/>
    </style:style>
    <style:style style:name="P23" style:family="paragraph" style:parent-style-name="Text_20_body">
      <style:text-properties officeooo:paragraph-rsid="002bd558"/>
    </style:style>
    <style:style style:name="P24" style:family="paragraph" style:parent-style-name="Table_20_Contents">
      <style:text-properties officeooo:rsid="002ac9f0" officeooo:paragraph-rsid="002ac9f0"/>
    </style:style>
    <style:style style:name="P25" style:family="paragraph" style:parent-style-name="Table_20_Contents">
      <style:text-properties fo:color="#0000ff" officeooo:rsid="002ac9f0" officeooo:paragraph-rsid="002ac9f0"/>
    </style:style>
    <style:style style:name="P26" style:family="paragraph" style:parent-style-name="Table_20_Contents">
      <style:text-properties officeooo:paragraph-rsid="002ac9f0"/>
    </style:style>
    <style:style style:name="P27" style:family="paragraph" style:parent-style-name="Standard">
      <style:paragraph-properties fo:text-align="justify" style:justify-single-word="false"/>
      <style:text-properties fo:language="ru" fo:country="RU" officeooo:rsid="00413712" officeooo:paragraph-rsid="00413712"/>
    </style:style>
    <style:style style:name="P28" style:family="paragraph" style:parent-style-name="Standard">
      <style:paragraph-properties fo:text-align="justify" style:justify-single-word="false"/>
      <style:text-properties fo:color="#000000" fo:language="ru" fo:country="RU" fo:font-style="normal" officeooo:rsid="0046148d" officeooo:paragraph-rsid="0046148d" style:font-style-asian="normal" style:font-style-complex="normal"/>
    </style:style>
    <style:style style:name="P29" style:family="paragraph" style:parent-style-name="Standard">
      <style:paragraph-properties fo:text-align="justify" style:justify-single-word="false"/>
      <style:text-properties officeooo:paragraph-rsid="004464a4"/>
    </style:style>
    <style:style style:name="P30" style:family="paragraph" style:parent-style-name="Standard" style:list-style-name="L4">
      <style:text-properties officeooo:rsid="002ac9f0" officeooo:paragraph-rsid="002ac9f0"/>
    </style:style>
    <style:style style:name="P31" style:family="paragraph" style:parent-style-name="Standard" style:list-style-name="L4">
      <style:text-properties officeooo:rsid="002bd558" officeooo:paragraph-rsid="002bd558"/>
    </style:style>
    <style:style style:name="P32" style:family="paragraph" style:parent-style-name="Standard" style:list-style-name="L7"/>
    <style:style style:name="P33" style:family="paragraph" style:parent-style-name="Standard" style:list-style-name="L7">
      <style:text-properties officeooo:paragraph-rsid="00413712"/>
    </style:style>
    <style:style style:name="P34" style:family="paragraph" style:parent-style-name="Standard" style:list-style-name="L7">
      <style:text-properties officeooo:paragraph-rsid="00193d68"/>
    </style:style>
    <style:style style:name="P35" style:family="paragraph" style:parent-style-name="Standard" style:list-style-name="L7">
      <style:text-properties style:use-window-font-color="true" officeooo:rsid="003c829d" officeooo:paragraph-rsid="003c829d"/>
    </style:style>
    <style:style style:name="P36" style:family="paragraph" style:parent-style-name="Standard" style:list-style-name="L7">
      <style:text-properties style:use-window-font-color="true" fo:language="ru" fo:country="RU" officeooo:rsid="00413712" officeooo:paragraph-rsid="00413712"/>
    </style:style>
    <style:style style:name="P37" style:family="paragraph" style:parent-style-name="Standard" style:list-style-name="L7">
      <style:text-properties style:use-window-font-color="true" fo:language="ru" fo:country="RU" officeooo:rsid="00413712" officeooo:paragraph-rsid="0042755f"/>
    </style:style>
    <style:style style:name="P38" style:family="paragraph" style:parent-style-name="Standard" style:list-style-name="L7">
      <style:text-properties style:use-window-font-color="true" fo:language="en" fo:country="US" officeooo:rsid="003c829d" officeooo:paragraph-rsid="00413712"/>
    </style:style>
    <style:style style:name="P39" style:family="paragraph" style:parent-style-name="Standard" style:list-style-name="L7">
      <style:text-properties style:use-window-font-color="true" fo:language="en" fo:country="US" officeooo:rsid="003c829d" officeooo:paragraph-rsid="0048c01e"/>
    </style:style>
    <style:style style:name="P40" style:family="paragraph" style:parent-style-name="Standard" style:list-style-name="L7">
      <style:text-properties style:use-window-font-color="true" fo:language="en" fo:country="US" officeooo:rsid="0048c01e" officeooo:paragraph-rsid="0048c01e"/>
    </style:style>
    <style:style style:name="P41" style:family="paragraph" style:parent-style-name="Standard" style:list-style-name="L2">
      <style:paragraph-properties fo:text-align="justify" style:justify-single-word="false"/>
      <style:text-properties style:use-window-font-color="true" officeooo:rsid="00347a66" officeooo:paragraph-rsid="004a0610"/>
    </style:style>
    <style:style style:name="P42" style:family="paragraph" style:parent-style-name="Standard" style:list-style-name="L2">
      <style:paragraph-properties fo:text-align="justify" style:justify-single-word="false"/>
      <style:text-properties style:use-window-font-color="true" officeooo:rsid="00347a66" officeooo:paragraph-rsid="004babf4"/>
    </style:style>
    <style:style style:name="P43" style:family="paragraph" style:parent-style-name="Standard">
      <style:paragraph-properties fo:text-align="justify" style:justify-single-word="false"/>
      <style:text-properties style:use-window-font-color="true" officeooo:rsid="00347a66" officeooo:paragraph-rsid="004babf4"/>
    </style:style>
    <style:style style:name="P44" style:family="paragraph" style:parent-style-name="Standard" style:list-style-name="L2">
      <style:paragraph-properties fo:text-align="justify" style:justify-single-word="false"/>
      <style:text-properties style:use-window-font-color="true" officeooo:rsid="003505ab" officeooo:paragraph-rsid="004babf4"/>
    </style:style>
    <style:style style:name="P45" style:family="paragraph" style:parent-style-name="Standard" style:list-style-name="L2">
      <style:paragraph-properties fo:text-align="justify" style:justify-single-word="false"/>
      <style:text-properties style:use-window-font-color="true" officeooo:rsid="003505ab" officeooo:paragraph-rsid="004d6ad6"/>
    </style:style>
    <style:style style:name="P46" style:family="paragraph" style:parent-style-name="Standard">
      <style:paragraph-properties fo:text-align="justify" style:justify-single-word="false"/>
      <style:text-properties style:use-window-font-color="true"/>
    </style:style>
    <style:style style:name="P47" style:family="paragraph" style:parent-style-name="Standard" style:list-style-name="L3">
      <style:paragraph-properties fo:text-align="justify" style:justify-single-word="false"/>
      <style:text-properties style:use-window-font-color="true"/>
    </style:style>
    <style:style style:name="P48" style:family="paragraph" style:parent-style-name="Standard" style:list-style-name="L3">
      <style:paragraph-properties fo:text-align="justify" style:justify-single-word="false"/>
      <style:text-properties style:use-window-font-color="true" officeooo:paragraph-rsid="0017e36f"/>
    </style:style>
    <style:style style:name="P49" style:family="paragraph" style:parent-style-name="Standard" style:list-style-name="L3">
      <style:paragraph-properties fo:text-align="justify" style:justify-single-word="false"/>
      <style:text-properties style:use-window-font-color="true" officeooo:paragraph-rsid="005a7624"/>
    </style:style>
    <style:style style:name="P50" style:family="paragraph" style:parent-style-name="Standard" style:list-style-name="L1">
      <style:paragraph-properties fo:text-align="justify" style:justify-single-word="false"/>
      <style:text-properties style:use-window-font-color="true"/>
    </style:style>
    <style:style style:name="P51" style:family="paragraph" style:parent-style-name="Standard" style:list-style-name="L1">
      <style:paragraph-properties fo:text-align="justify" style:justify-single-word="false"/>
      <style:text-properties style:use-window-font-color="true" officeooo:paragraph-rsid="00347a66"/>
    </style:style>
    <style:style style:name="P52" style:family="paragraph" style:parent-style-name="Standard" style:list-style-name="L3">
      <style:paragraph-properties fo:text-align="justify" style:justify-single-word="false"/>
      <style:text-properties style:use-window-font-color="true" officeooo:rsid="00163df2" officeooo:paragraph-rsid="00163df2"/>
    </style:style>
    <style:style style:name="P53" style:family="paragraph" style:parent-style-name="Standard" style:list-style-name="L1">
      <style:paragraph-properties fo:text-align="justify" style:justify-single-word="false"/>
      <style:text-properties style:use-window-font-color="true" officeooo:rsid="00238300" officeooo:paragraph-rsid="00238300"/>
    </style:style>
    <style:style style:name="P54" style:family="paragraph" style:parent-style-name="Standard">
      <style:paragraph-properties fo:text-align="justify" style:justify-single-word="false"/>
      <style:text-properties fo:color="#0000ff" officeooo:rsid="00238300" officeooo:paragraph-rsid="004a0610"/>
    </style:style>
    <style:style style:name="P55" style:family="paragraph" style:parent-style-name="Standard" style:list-style-name="L3">
      <style:paragraph-properties fo:margin-left="0.9846in" fo:margin-right="0in" fo:text-align="justify" style:justify-single-word="false" fo:text-indent="-0.25in" style:auto-text-indent="false"/>
      <style:text-properties style:use-window-font-color="true" officeooo:rsid="001c36ba" officeooo:paragraph-rsid="001c36ba"/>
    </style:style>
    <style:style style:name="P56" style:family="paragraph" style:parent-style-name="Standard" style:list-style-name="L3">
      <style:paragraph-properties fo:margin-left="0.9846in" fo:margin-right="0in" fo:text-indent="-0.25in" style:auto-text-indent="false"/>
      <style:text-properties style:use-window-font-color="true"/>
    </style:style>
    <style:style style:name="P57" style:family="paragraph" style:parent-style-name="Standard" style:list-style-name="L3">
      <style:paragraph-properties fo:margin-left="0.9846in" fo:margin-right="0in" fo:text-align="justify" style:justify-single-word="false" fo:text-indent="-0.25in" style:auto-text-indent="false"/>
      <style:text-properties style:use-window-font-color="true" style:font-name="serif" fo:font-size="10.5pt" fo:font-weight="normal" officeooo:rsid="001d6d03" officeooo:paragraph-rsid="001d6d03" style:font-weight-asian="normal" style:font-weight-complex="normal"/>
    </style:style>
    <style:style style:name="P58" style:family="paragraph" style:parent-style-name="Heading_20_2">
      <style:text-properties officeooo:rsid="002ac9f0" officeooo:paragraph-rsid="002ac9f0"/>
    </style:style>
    <style:style style:name="P59" style:family="paragraph" style:parent-style-name="Heading_20_2">
      <style:text-properties officeooo:rsid="002bd558" officeooo:paragraph-rsid="002bd558"/>
    </style:style>
    <style:style style:name="P60" style:family="paragraph" style:parent-style-name="Heading_20_2">
      <style:text-properties officeooo:paragraph-rsid="002bd558"/>
    </style:style>
    <style:style style:name="P61" style:family="paragraph" style:parent-style-name="Text_20_body">
      <style:paragraph-properties fo:text-align="center" style:justify-single-word="false"/>
      <style:text-properties fo:language="ru" fo:country="RU" officeooo:rsid="00413712" officeooo:paragraph-rsid="00413712"/>
    </style:style>
    <style:style style:name="P62" style:family="paragraph" style:parent-style-name="Text_20_body">
      <style:paragraph-properties fo:text-align="center" style:justify-single-word="false"/>
      <style:text-properties fo:language="ru" fo:country="RU" fo:font-weight="bold" officeooo:rsid="00413712" officeooo:paragraph-rsid="00413712" style:font-weight-asian="bold" style:font-weight-complex="bold"/>
    </style:style>
    <style:style style:name="P63" style:family="paragraph" style:parent-style-name="Text_20_body" style:list-style-name="L5">
      <style:text-properties officeooo:paragraph-rsid="002d5cb5"/>
    </style:style>
    <style:style style:name="P64" style:family="paragraph" style:parent-style-name="Text_20_body" style:list-style-name="L5">
      <style:text-properties officeooo:rsid="002d5cb5" officeooo:paragraph-rsid="002d5cb5"/>
    </style:style>
    <style:style style:name="P65" style:family="paragraph" style:parent-style-name="Text_20_body" style:list-style-name="L6">
      <style:text-properties officeooo:paragraph-rsid="003353bb"/>
    </style:style>
    <style:style style:name="P66" style:family="paragraph" style:parent-style-name="Text_20_body" style:list-style-name="L6">
      <style:text-properties officeooo:rsid="003353bb" officeooo:paragraph-rsid="003353bb"/>
    </style:style>
    <style:style style:name="P67" style:family="paragraph" style:parent-style-name="Heading_20_1" style:list-style-name="">
      <style:text-properties fo:language="ru" fo:country="RU" officeooo:rsid="00413712"/>
    </style:style>
    <style:style style:name="P68" style:family="paragraph" style:parent-style-name="Heading_20_1" style:list-style-name="">
      <style:text-properties fo:language="ru" fo:country="RU" officeooo:rsid="00413712" officeooo:paragraph-rsid="00413712"/>
    </style:style>
    <style:style style:name="P69" style:family="paragraph" style:parent-style-name="Heading_20_1" style:list-style-name="">
      <style:text-properties fo:color="#000000" fo:language="ru" fo:country="RU" fo:font-style="normal" officeooo:rsid="0046148d" officeooo:paragraph-rsid="0046148d" style:font-style-asian="normal" style:font-style-complex="normal"/>
    </style:style>
    <style:style style:name="P70" style:family="paragraph" style:parent-style-name="Heading_20_1">
      <style:text-properties officeooo:paragraph-rsid="002ac9f0"/>
    </style:style>
    <style:style style:name="P71" style:family="paragraph" style:parent-style-name="Heading_20_1" style:list-style-name="L7">
      <style:text-properties officeooo:paragraph-rsid="0042755f"/>
    </style:style>
    <style:style style:name="P72" style:family="paragraph" style:parent-style-name="Heading_20_1">
      <style:paragraph-properties fo:break-before="page"/>
    </style:style>
    <style:style style:name="P73" style:family="paragraph" style:parent-style-name="Heading_20_1">
      <style:paragraph-properties fo:break-before="page"/>
      <style:text-properties fo:language="ru" fo:country="RU" officeooo:rsid="00413712" officeooo:paragraph-rsid="00413712"/>
    </style:style>
    <style:style style:name="P74" style:family="paragraph" style:parent-style-name="Heading_20_1" style:list-style-name="L7">
      <style:paragraph-properties fo:break-before="page"/>
      <style:text-properties fo:language="ru" fo:country="RU" officeooo:rsid="0042755f" officeooo:paragraph-rsid="0042755f"/>
    </style:style>
    <style:style style:name="P75" style:family="paragraph" style:parent-style-name="Heading_20_1" style:list-style-name="L7">
      <style:paragraph-properties fo:break-before="page"/>
      <style:text-properties officeooo:paragraph-rsid="0042755f"/>
    </style:style>
    <style:style style:name="P76" style:family="paragraph" style:parent-style-name="Heading">
      <style:paragraph-properties fo:text-align="center" style:justify-single-word="false"/>
      <style:text-properties fo:language="ru" fo:country="RU" officeooo:rsid="00413712" officeooo:paragraph-rsid="00413712"/>
    </style:style>
    <style:style style:name="T1" style:family="text">
      <style:text-properties fo:color="#0000ff"/>
    </style:style>
    <style:style style:name="T2" style:family="text">
      <style:text-properties fo:color="#0000ff" officeooo:rsid="002456ef"/>
    </style:style>
    <style:style style:name="T3" style:family="text">
      <style:text-properties fo:color="#0000ff" officeooo:rsid="002ac9f0"/>
    </style:style>
    <style:style style:name="T4" style:family="text">
      <style:text-properties fo:color="#0000ff" officeooo:rsid="002bd558"/>
    </style:style>
    <style:style style:name="T5" style:family="text">
      <style:text-properties fo:color="#0000ff" officeooo:rsid="002d51cb"/>
    </style:style>
    <style:style style:name="T6" style:family="text">
      <style:text-properties fo:color="#0000ff" officeooo:rsid="003353bb"/>
    </style:style>
    <style:style style:name="T7" style:family="text">
      <style:text-properties fo:color="#0000ff" officeooo:rsid="00386a1c"/>
    </style:style>
    <style:style style:name="T8" style:family="text">
      <style:text-properties fo:color="#0000ff" fo:language="ru" fo:country="RU" fo:font-style="normal" officeooo:rsid="004a0610" style:font-style-asian="normal" style:font-style-complex="normal"/>
    </style:style>
    <style:style style:name="T9" style:family="text">
      <style:text-properties fo:color="#0000ff" officeooo:rsid="005a7624"/>
    </style:style>
    <style:style style:name="T10" style:family="text">
      <style:text-properties fo:color="#0000ff" officeooo:rsid="005ab1e1"/>
    </style:style>
    <style:style style:name="T11" style:family="text">
      <style:text-properties officeooo:rsid="001478cb"/>
    </style:style>
    <style:style style:name="T12" style:family="text">
      <style:text-properties officeooo:rsid="00163df2"/>
    </style:style>
    <style:style style:name="T13" style:family="text">
      <style:text-properties officeooo:rsid="00176912"/>
    </style:style>
    <style:style style:name="T14" style:family="text">
      <style:text-properties officeooo:rsid="0017e36f"/>
    </style:style>
    <style:style style:name="T15" style:family="text">
      <style:text-properties style:font-name="sans-serif" fo:font-size="11.25pt" officeooo:rsid="00193d68"/>
    </style:style>
    <style:style style:name="T16" style:family="text">
      <style:text-properties officeooo:rsid="001c36ba"/>
    </style:style>
    <style:style style:name="T17" style:family="text">
      <style:text-properties officeooo:rsid="00265996"/>
    </style:style>
    <style:style style:name="T18" style:family="text">
      <style:text-properties officeooo:rsid="00281093"/>
    </style:style>
    <style:style style:name="T19" style:family="text">
      <style:text-properties officeooo:rsid="0029aa7f"/>
    </style:style>
    <style:style style:name="T20" style:family="text">
      <style:text-properties officeooo:rsid="002ac9f0"/>
    </style:style>
    <style:style style:name="T21" style:family="text">
      <style:text-properties officeooo:rsid="002bd558"/>
    </style:style>
    <style:style style:name="T22" style:family="text">
      <style:text-properties officeooo:rsid="002c6326"/>
    </style:style>
    <style:style style:name="T23" style:family="text">
      <style:text-properties officeooo:rsid="002d51cb"/>
    </style:style>
    <style:style style:name="T24" style:family="text">
      <style:text-properties officeooo:rsid="002d5cb5"/>
    </style:style>
    <style:style style:name="T25" style:family="text">
      <style:text-properties officeooo:rsid="002f4a26"/>
    </style:style>
    <style:style style:name="T26" style:family="text">
      <style:text-properties officeooo:rsid="002fb608"/>
    </style:style>
    <style:style style:name="T27" style:family="text">
      <style:text-properties officeooo:rsid="0031b1cc"/>
    </style:style>
    <style:style style:name="T28" style:family="text">
      <style:text-properties officeooo:rsid="003353bb"/>
    </style:style>
    <style:style style:name="T29" style:family="text">
      <style:text-properties officeooo:rsid="00347a66"/>
    </style:style>
    <style:style style:name="T30" style:family="text">
      <style:text-properties officeooo:rsid="00386a1c"/>
    </style:style>
    <style:style style:name="T31" style:family="text">
      <style:text-properties officeooo:rsid="00413712"/>
    </style:style>
    <style:style style:name="T32" style:family="text">
      <style:text-properties fo:language="ru" fo:country="RU"/>
    </style:style>
    <style:style style:name="T33" style:family="text">
      <style:text-properties fo:language="ru" fo:country="RU" officeooo:rsid="00413712"/>
    </style:style>
    <style:style style:name="T34" style:family="text">
      <style:text-properties fo:language="ru" fo:country="RU" officeooo:rsid="0042755f"/>
    </style:style>
    <style:style style:name="T35" style:family="text">
      <style:text-properties fo:language="ru" fo:country="RU" fo:font-style="normal" officeooo:rsid="004464a4" style:font-style-asian="normal" style:font-style-complex="normal"/>
    </style:style>
    <style:style style:name="T36" style:family="text">
      <style:text-properties fo:language="ru" fo:country="RU" fo:font-style="normal" officeooo:rsid="0046148d" style:font-style-asian="normal" style:font-style-complex="normal"/>
    </style:style>
    <style:style style:name="T37" style:family="text">
      <style:text-properties fo:language="ru" fo:country="RU" fo:font-style="normal" officeooo:rsid="0048c01e" style:font-style-asian="normal" style:font-style-complex="normal"/>
    </style:style>
    <style:style style:name="T38" style:family="text">
      <style:text-properties fo:language="ru" fo:country="RU" fo:font-style="normal" officeooo:rsid="004a0610" style:font-style-asian="normal" style:font-style-complex="normal"/>
    </style:style>
    <style:style style:name="T39" style:family="text">
      <style:text-properties fo:language="ru" fo:country="RU" fo:font-style="normal" fo:font-weight="bold" officeooo:rsid="0046148d" style:font-style-asian="normal" style:font-weight-asian="bold" style:font-style-complex="normal" style:font-weight-complex="bold"/>
    </style:style>
    <style:style style:name="T40" style:family="text">
      <style:text-properties fo:language="ru" fo:country="RU" officeooo:rsid="0048c01e"/>
    </style:style>
    <style:style style:name="T41" style:family="text">
      <style:text-properties fo:language="en" fo:country="US" officeooo:rsid="00413712"/>
    </style:style>
    <style:style style:name="T42" style:family="text">
      <style:text-properties fo:color="#ff3366"/>
    </style:style>
    <style:style style:name="T43" style:family="text">
      <style:text-properties fo:color="#ff3366" fo:font-style="italic" style:font-style-asian="italic" style:font-style-complex="italic"/>
    </style:style>
    <style:style style:name="T44" style:family="text">
      <style:text-properties fo:color="#ff3366" officeooo:rsid="002456ef"/>
    </style:style>
    <style:style style:name="T45" style:family="text">
      <style:text-properties fo:color="#ff3366" officeooo:rsid="0025381b"/>
    </style:style>
    <style:style style:name="T46" style:family="text">
      <style:text-properties fo:color="#ff3366" officeooo:rsid="00265212"/>
    </style:style>
    <style:style style:name="T47" style:family="text">
      <style:text-properties fo:color="#ff3366" fo:language="ru" fo:country="RU" officeooo:rsid="0046148d"/>
    </style:style>
    <style:style style:name="T48" style:family="text">
      <style:text-properties fo:color="#000000" officeooo:rsid="0046148d"/>
    </style:style>
    <style:style style:name="T49" style:family="text">
      <style:text-properties fo:color="#000000" officeooo:rsid="0046c619"/>
    </style:style>
    <style:style style:name="T50" style:family="text">
      <style:text-properties fo:color="#000000" officeooo:rsid="00473b15"/>
    </style:style>
    <style:style style:name="T51" style:family="text">
      <style:text-properties fo:color="#000000" fo:font-weight="bold" officeooo:rsid="0046148d" style:font-weight-asian="bold" style:font-weight-complex="bold"/>
    </style:style>
    <style:style style:name="T52" style:family="text">
      <style:text-properties fo:color="#000000" fo:font-weight="bold" officeooo:rsid="0048c01e" style:font-weight-asian="bold" style:font-weight-complex="bold"/>
    </style:style>
    <style:style style:name="T53" style:family="text">
      <style:text-properties fo:color="#000000" officeooo:rsid="0047a8f6"/>
    </style:style>
    <style:style style:name="T54" style:family="text">
      <style:text-properties fo:color="#000000" fo:language="en" fo:country="US" officeooo:rsid="0047a8f6"/>
    </style:style>
    <style:style style:name="T55" style:family="text">
      <style:text-properties fo:color="#000000" officeooo:rsid="0047eaea"/>
    </style:style>
    <style:style style:name="T56" style:family="text">
      <style:text-properties officeooo:rsid="0048c01e"/>
    </style:style>
    <style:style style:name="T57" style:family="text">
      <style:text-properties officeooo:rsid="004a0610"/>
    </style:style>
    <style:style style:name="T58" style:family="text">
      <style:text-properties officeooo:rsid="004babf4"/>
    </style:style>
    <style:style style:name="T59" style:family="text">
      <style:text-properties style:use-window-font-color="true"/>
    </style:style>
    <style:style style:name="T60" style:family="text">
      <style:text-properties style:use-window-font-color="true" fo:language="ru" fo:country="RU" fo:font-style="normal" officeooo:rsid="004a0610" style:font-style-asian="normal" style:font-style-complex="normal"/>
    </style:style>
    <style:style style:name="T61" style:family="text">
      <style:text-properties officeooo:rsid="004c5a83"/>
    </style:style>
    <style:style style:name="T62" style:family="text">
      <style:text-properties officeooo:rsid="004d686c"/>
    </style:style>
    <style:style style:name="T63" style:family="text">
      <style:text-properties officeooo:rsid="004d6ad6"/>
    </style:style>
    <style:style style:name="T64" style:family="text">
      <style:text-properties officeooo:rsid="004de9de"/>
    </style:style>
    <style:style style:name="T65" style:family="text">
      <style:text-properties officeooo:rsid="004fde10"/>
    </style:style>
    <style:style style:name="T66" style:family="text">
      <style:text-properties officeooo:rsid="00517a1f"/>
    </style:style>
    <style:style style:name="T67" style:family="text">
      <style:text-properties officeooo:rsid="002ab0da"/>
    </style:style>
    <style:style style:name="T68" style:family="text">
      <style:text-properties officeooo:rsid="0053cbe0"/>
    </style:style>
    <style:style style:name="T69" style:family="text">
      <style:text-properties officeooo:rsid="00554b1b"/>
    </style:style>
    <style:style style:name="T70" style:family="text">
      <style:text-properties officeooo:rsid="00557188"/>
    </style:style>
    <style:style style:name="T71" style:family="text">
      <style:text-properties officeooo:rsid="00561878"/>
    </style:style>
    <style:style style:name="T72" style:family="text">
      <style:text-properties officeooo:rsid="005721f5"/>
    </style:style>
    <style:style style:name="T73" style:family="text">
      <style:text-properties officeooo:rsid="00579611"/>
    </style:style>
    <style:style style:name="T74" style:family="text">
      <style:text-properties officeooo:rsid="00592279"/>
    </style:style>
    <style:style style:name="T75" style:family="text">
      <style:text-properties officeooo:rsid="005a7624"/>
    </style:style>
    <style:style style:name="T76" style:family="text">
      <style:text-properties officeooo:rsid="005ab1e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6"/>
      <text:p text:style-name="P76">ФИТ НГУ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18">Разработка интерактивной системы визуализации данных в физических моделях</text:p>
      <text:p text:style-name="P21"/>
      <text:p text:style-name="P21"/>
      <text:p text:style-name="P21"/>
      <text:p text:style-name="P21"/>
      <text:p text:style-name="P62">Зайцев В.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Новосибирск 2013</text:p>
      <text:h text:style-name="P68" text:outline-level="1"/>
      <text:h text:style-name="P73" text:outline-level="1">Содержание</text:h>
      <text:p text:style-name="P27"/>
      <text:p text:style-name="P27">Введение ….................................................................................................... 3</text:p>
      <text:p text:style-name="P27">Формирование требований к системе …..................................................... </text:p>
      <text:p text:style-name="P27">Обзор существующих систем …..................................................................</text:p>
      <text:p text:style-name="P27">Архитектура системы …...............................................................................</text:p>
      <text:p text:style-name="P27">Заключение …................................................................................................</text:p>
      <text:p text:style-name="P27">Приложение 1. Литература …......................................................................</text:p>
      <text:p text:style-name="P27">Приложение 2. Описание структуры и интерфейсов системы ….............</text:p>
      <text:p text:style-name="P27">Приложение 3. Описание пользовательского интерфейса …....................</text:p>
      <text:p text:style-name="P27"/>
      <text:h text:style-name="P72" text:outline-level="1">Введение</text:h>
      <text:p text:style-name="P10">Тут должен быть краткий обзор предметной области (о моделировании (краткая классификация), мы выбираем имитационное моделирование, мелкозернистый параллелизм, его использования для моделирования)</text:p>
      <text:p text:style-name="P11">Цель, актуальность, план следующего изложения.</text:p>
      <text:p text:style-name="P9"/>
      <text:p text:style-name="P2"><text:span text:style-name="T42">Необходимость постановки опыта </text:span><text:span text:style-name="T43">(или эксперимента)</text:span><text:span text:style-name="T42"> над системой (под системой понимается совокупность объектов, функционирующих и взаимодействуюищих друг с другом для достижения определённой цели – </text:span><text:span text:style-name="T43">в [2] написано, что такое определение даётся в [Шмидт, Тэйлор, 1970]</text:span><text:span text:style-name="T42">) возникает постоянно и в самых различных в сферах деятельности, будь то физические процессы, экономические системы и т.д. Однако, во-первых, произвести эксперимент над реальной системой не всегда представляется возможным в силу того, что системы может либо не существовать, либо </text:span><text:span text:style-name="T44">в результате</text:span><text:span text:style-name="T42"> эксперимента будет невозможным её возвращение в </text:span><text:span text:style-name="T44">исходное</text:span><text:span text:style-name="T42"> состояние, а, во-вторых,</text:span><text:span text:style-name="T44"> эксперимент</text:span><text:span text:style-name="T42"> над реально существующей системой может </text:span><text:span text:style-name="T44">потребовать слишком больших затрат на его осуществление</text:span><text:span text:style-name="T42">. В таких случаях </text:span><text:span text:style-name="T44">возможно прибегнуть к моделированию</text:span><text:span text:style-name="T42">: построить модель – </text:span><text:span text:style-name="T1">упрощённый вариант системы </text:span><text:span text:style-name="T2">(что-нить о том, что этот вариант должен обладать требуемым свойствами)</text:span> <text:span text:style-name="T42">– и провести эксперимент уже над моделью.</text:span><text:span text:style-name="T44"> </text:span><text:span text:style-name="T45">На этапе построения модели необходимо сделать выбор между физической моделью (создание упрощённого, но реального существующего варианта системы для проведение эксперимента) и математической (описание системы посредством отношений, которые определяют как система будет реагировать на изменения, если бы она существовала). Математическая модель может иметь точное аналитическое решение, дающее представление о том, как входные параметры влияют на систему в соответствие с построенной моделью. Однако описываемые модель отношения могут не дать простого аналитического решения и потребовать огромных вычислительных ресурсов, </text:span><text:span text:style-name="T46">что сделает невозможным аналитическое моделирование или потребует б</text:span><text:span text:style-name="T47">о</text:span><text:span text:style-name="T46">льшего упрощения системы. Альтернативный вариант в таком случае: изучение системы с помощью имитационного моделирования, то есть многократного испытания модели с нужными входными данным.</text:span><text:span text:style-name="T44"> </text:span><text:span text:style-name="T46">Имитационные модели за последнее время получили широкое распространение благодаря появлению инструментов, упрощающих создание компьютерных программ, и увеличению и удешвлению компьютерных мощностей. <text:s/></text:span><text:span text:style-name="T44">[2, стр. 23-34]</text:span></text:p>
      <text:p text:style-name="P12">сказать, что моделирование может быть физическим, аналитическим, но мы будем рассматривать имитационное</text:p>
      <text:p text:style-name="P13"><text:span text:style-name="T18">Однако, моделирование невозможно без инструмента визуализации, позволяющего </text:span><text:span text:style-name="T29">изучать</text:span><text:span text:style-name="T18"> модель и исследовать результаты смоделированного </text:span><text:span text:style-name="T19">эксперимента: </text:span><text:span text:style-name="T29">работа с объектами на данных микроуровне чрезвычайно сложна, т. к. он представляет из себя огромный массив ячеек с частицами, в то время как визуализация позволяет получить качественную картину ???</text:span><text:span text:style-name="T18">. </text:span><text:span text:style-name="T17">Целью данной работы является разработка подсистемы пользовательского интерфейса и визуализации данных среды имитационного моделирования, назначение которой – построение и исследование клеточно-автоматных моделей, широко применяющихся для исследования явлений естественных наук. </text:span><text:span text:style-name="T18">К системе предъявляются требования, </text:span></text:p>
      <text:p text:style-name="P28"/>
      <text:p text:style-name="P16"><text:span text:style-name="T51">Цель </text:span><text:span text:style-name="T52">работы</text:span><text:span text:style-name="T48"> — </text:span><text:span text:style-name="T55">обеспечить исследователя </text:span><text:span text:style-name="T48">МЗП модел</text:span><text:span text:style-name="T55">ей</text:span><text:span text:style-name="T48"> физических процессов </text:span><text:span text:style-name="T55">инструментом для построения и отладки таких моделей и визуализации</text:span><text:span text:style-name="T48"> данных в </text:span><text:span text:style-name="T55">них</text:span><text:span text:style-name="T48">. </text:span><text:span text:style-name="T50">Хотя система должна обладать достаточной универсальностью и быть пригодной для широкого спектра таких моделей, в первую очередь рассматривается визуализация данных для клеточно-автоматных моделей газов. </text:span></text:p>
      <text:p text:style-name="P17"><text:span text:style-name="T51">Актуальность. </text:span><text:span text:style-name="T48">Рассматриваемый класс моделей характерен сложностью происходящих в них </text:span><text:soft-page-break/><text:span text:style-name="T48">преобразований данных и большим объемом данных. </text:span><text:span text:style-name="T49">Под б</text:span><text:span text:style-name="T48">ольш</text:span><text:span text:style-name="T49">им</text:span><text:span text:style-name="T48"> объем</text:span><text:span text:style-name="T49">ом</text:span><text:span text:style-name="T48"> данных </text:span><text:span text:style-name="T49">подразумевается, что он существенно превосходит размеры основной памяти. </text:span><text:span text:style-name="T53">Сложность преобразований данных в моделях означает необходимость: </text:span><text:span text:style-name="T54">1) </text:span><text:span text:style-name="T53">отладки модели в процессе ее создания и </text:span><text:span text:style-name="T54">2) </text:span><text:span text:style-name="T53">создания режимов отображения, позволяющих исследователю увидеть как точную количественную картину некоторого фрагмента состояния модели, так и качественную картину протекающих в модели процессов. Если исследователь выбирает путь построения собственной программы визуализации, он неизбежно сталкивается с необходимостью реализации системных функций, сложность которых значительно выше, чем само описание модели. <text:s/>Таком образом, для эффективной работы исследователя необходим инструмент </text:span><text:span text:style-name="T48">для построения, отладки и исследования </text:span><text:span text:style-name="T53">моделей</text:span><text:span text:style-name="T48">.</text:span></text:p>
      <text:h text:style-name="P69" text:outline-level="1"/>
      <text:h text:style-name="P72" text:outline-level="1">Формирование требований</text:h>
      <text:p text:style-name="P29"><text:span text:style-name="T36">Назначение системы — визуализация данных в МЗП моделях физических процессов. <text:s/>Наиболее существенное требование, </text:span><text:span text:style-name="T39">требование адекватности системы проблемной области</text:span><text:span text:style-name="T36">, заключается в создании удобного инструмента, адекватного потребностям исследователя широкого спектра таких моделей. <text:s/></text:span><text:span text:style-name="T35">Моделирования физических явлений с помощью моделей с мелко-зернистым параллелизмом — динамично развивающаяся область, в которой постоянно возникают новые классы моделей. Для того, чтобы система </text:span><text:span text:style-name="T37">могла применяться для них, она должна иметь открытую архитектуру, позволяя пополнять свой набор функций не только разработчикам, но и пользователям системы. </text:span><text:span text:style-name="T8">Сказать про большие объёмы данных</text:span><text:span text:style-name="T38">?. Таким образом, </text:span><text:span text:style-name="T60">о</text:span><text:span text:style-name="T59">сновными требованиями, предъявляемыми к системе, являются:</text:span></text:p>
      <text:list xml:id="list5124617591" text:style-name="L1">
        <text:list-item>
          <text:p text:style-name="P51">адекватность проблемной области</text:p>
        </text:list-item>
        <text:list-item>
          <text:p text:style-name="P50">открытость</text:p>
        </text:list-item>
        <text:list-item>
          <text:p text:style-name="P53">обработка больших объёмов данных</text:p>
        </text:list-item>
      </text:list>
      <text:p text:style-name="P54"><text:span text:style-name="T57">рассотрим более подробно, что включает в себя каждое из данных требований.</text:span></text:p>
      <text:h text:style-name="Heading_20_2" text:outline-level="2"><text:span text:style-name="T57">Адекватность проблемной области</text:span></text:h>
      <text:p text:style-name="P43"><text:span text:style-name="T58">Адекватность системы предметной области означает удовлетворение системой требовниям, которые возникают из предметной области: так как система создаётся для раболты клеточно-автоматными моделями, то она должна реализовывать необходимые функции, требующиеся при исследований данной обалсти, а именно</text:span>:</text:p>
      <text:list xml:id="list773096064" text:style-name="L2">
        <text:list-item>
          <text:p text:style-name="P41"><text:span text:style-name="T57">Работа с моделями.</text:span><text:span text:style-name="T58"> С точки зрения системы модель представляет из себя непосредственно свойства модели как физического объекта (т. е. Все свойства модели: это могут быть правила, по которым которым осуществляются переходы в ячейках, массы частиц покоя и количество движущихся частиц, и т.п.) и объект данных, над которым производятся вычисления. Ислледователю необходимо иметь возможность формировать и корректировать параметры модели и создавать и редактировать объект данных.</text:span></text:p>
        </text:list-item>
        <text:list-item>
          <text:p text:style-name="P42"><text:span text:style-name="T58">Работа с проектами. </text:span><text:span text:style-name="T61">В процессе исследования возникает необходимость подкорректировать параметры изучаемой модели, посмотреть на изменение поведения, сравнить данную модели с исходной по каким либо характеристикам. В таких случаях удобно объединять две и более моделей в один проект с возможностью сохранения и загрузки проекта.</text:span></text:p>
        </text:list-item>
        <text:list-item>
          <text:p text:style-name="P44"><text:span text:style-name="T58">Исполнение модели. </text:span><text:span text:style-name="T62">Одной из основных функций является счёт модели: это включает в себя передачу параметров модели и объекта данных на вычислитель, запуск модели на фиксированное число итераций, ожидание завершения счёта и последующее получение результирующих данных с вычислителя. </text:span></text:p>
        </text:list-item>
        <text:list-item>
          <text:p text:style-name="P44"><text:span text:style-name="T58">Изучение модели: </text:span><text:span text:style-name="T64">дать возможность пользователю системы работать с моделью не на микроуровне, а предоставить качественную картину и возможность взаимодействия с системой, </text:span><text:span text:style-name="T65">т.е. Обеспечить </text:span><text:span text:style-name="T64">интерактивность.</text:span><text:span text:style-name="T65"> Качественная картина может быть предоставлена за счёт поддержки различных режимов отображения (режимом отображения является функция, отображающая объект данных в изображение, которое впоследствии может быть выведено на экран монитора): например, это может быть режим осреднённых плотностей или профиль волны для исследования её поведения. Полезными могут быть не только режимы, визуализирующие какую-либо конкретную характеристику (плотность частиц, направление потоков), но и режимы, формирующие целостную картину: например, трёхмерный режим с возможностью масштабирования и вращения для просмотря объекта данных с разных ракурсов.</text:span></text:p>
        </text:list-item>
        <text:list-item>
          <text:p text:style-name="P45"><text:soft-page-break/><text:span text:style-name="T58">Отладка модели.</text:span><text:span text:style-name="T58"> </text:span><text:span text:style-name="T63">Во время исследования востребован не только запуск модели на счёт на фиксированное, большое количество итераций, но и отладка модели в режиме пошагового исполнения: формирование модели и отправка её на вычислитель, запуск на небольшое количество шагов, получение результирующих данных с возможностью продолжить вычисления с того момента, где они были приостановлены. Так же востребованной может оказаться возможность модификации текущего объекта данных, передача изменений на вычислитель и продолжение счёта.</text:span></text:p>
        </text:list-item>
      </text:list>
      <text:h text:style-name="Heading_20_2" text:outline-level="2"><text:span text:style-name="T66">Открытость</text:span></text:h>
      <text:p text:style-name="P46">Свойство открытости включает в себя:</text:p>
      <text:list xml:id="list1452676353" text:style-name="L3">
        <text:list-item>
          <text:p text:style-name="P49"><text:span text:style-name="T68">Расширяемость. Система должна быть готова к изменениям, связанным с включением поддержки новых форматов данных </text:span><text:span text:style-name="T9">(объяснить что такое формат данных)</text:span><text:span text:style-name="T26"> и режимов отображения</text:span><text:span text:style-name="T68">, ранее не предусмотренных системой, так как требуется создание универсального инструмента, </text:span><text:span text:style-name="T72">реализующего не только необходимый на данный момент функционал, но и способного в будущем адаптироваться под новые требования, предоставляющего </text:span><text:span text:style-name="T73">механизм</text:span><text:span text:style-name="T72"> для встраивания нового функционала, т. е.</text:span><text:span text:style-name="T68"> </text:span><text:span text:style-name="T72">иметь возможность </text:span><text:span text:style-name="T68">визуализировать различные классы моделей клеточных автоматов и готового к подключению поддержки новых классов моделей. </text:span><text:span text:style-name="T75">По</text:span><text:span text:style-name="T76">мимо поддержки новых форматов данных и новых классов моделей, так же должна быть возможность встраивать поддержку новых графических библиотек (например, отрисовку трёхмерных изображений на ОС Windows делать не с помощью OpenGL, а добавить поддержку Direct3D) и возможность встраивать альтернативные способы коммуникации с вычислителем (</text:span><text:span text:style-name="T10">пример?</text:span><text:span text:style-name="T76">).</text:span></text:p>
          <text:p text:style-name="P49"><text:span text:style-name="T68">Всё это требует от системы масштабируемости по архитектуре: возможность </text:span><text:span text:style-name="T69">вносить изменения, связанные с добавлением нового функционала, при этом минимизируя влияние на другие, </text:span><text:span text:style-name="T71">уже</text:span><text:span text:style-name="T69"> </text:span><text:span text:style-name="T70">существующие</text:span><text:span text:style-name="T69"> компоненты системы.</text:span></text:p>
        </text:list-item>
        <text:list-item>
          <text:p text:style-name="P47">Переносимость – реализация модулей программы не должна быть привязана к какой-либо платформе. В системе будет допускаться привязкам отдельных реализаций некоторых компонентов к определённым платформам, но в целом система должна быть платформонезависимой.</text:p>
          <text:p text:style-name="P48"><text:span text:style-name="T14">Переносимость бывает разной для разных компонентов системы </text:span><text:span text:style-name="T16">[3, page 27]:</text:span></text:p>
        </text:list-item>
        <text:list-item>
          <text:p text:style-name="P55">Source code: компоненты должны собираться и запускаться на разных платформах.</text:p>
        </text:list-item>
        <text:list-item>
          <text:p text:style-name="P56"><text:span text:style-name="T16">Data portability: </text:span>The ability to move stored data from one application platform to another is fundamental to achieving the objective of application portability. </text:p>
        </text:list-item>
        <text:list-item>
          <text:p text:style-name="P57">User portability ???</text:p>
        </text:list-item>
        <text:list-item>
          <text:p text:style-name="P47">Интероперабельность – способность компонентов системы взаимодействовать между собой. (взимодействие с системой моделирования?)</text:p>
          <text:p text:style-name="P47">Application Software Interoperability and Application Platform Interoperability</text:p>
        </text:list-item>
        <text:list-item>
          <text:p text:style-name="P47">Дружественность интерфейса</text:p>
          <text:list>
            <text:list-item>
              <text:p text:style-name="P47">(интерфейса пользователя) – графический должен быть простым и интуитивно-понятным. (и несложным?)</text:p>
            </text:list-item>
            <text:list-item>
              <text:p text:style-name="P47">(программного интерфейса) – <text:s/>(интерфейс должен требовать реализацию (почти) минимального необходимого набора методов)</text:p>
            </text:list-item>
          </text:list>
        </text:list-item>
      </text:list>
      <text:h text:style-name="Heading_20_2" text:outline-level="2"><text:span text:style-name="T66">Обработка больших объёмов данных</text:span></text:h>
      <text:p text:style-name="P3"><text:span text:style-name="T42">Под возможностью обработки больших объёмов данных понимается способность системы</text:span> <text:span text:style-name="T42">визуализировать объекты данных,, размер которых преывашет размер оперативной памяти </text:span><text:soft-page-break/><text:span text:style-name="T42">компьютера. Особенность клеточных автоматов состоит в том, что при большем объёме данных... </text:span></text:p>
      <text:p text:style-name="P14"/>
      <text:p text:style-name="P14">* Гибкость -- слои и сборка из слоёв.</text:p>
      <text:p text:style-name="P14">* Интерактивность (часть пользовательского интерфейса, часть адекватности)</text:p>
      <text:p text:style-name="P14">* Модульность -- система должна быть разбита на части, каждая из котороых представляет собой ?, и реализацию каждой части возможно будет имезнить не внося изменения в остальные. (разные задачи, разнообразие визуализируемых данных, разные средства визуализации)</text:p>
      <text:p text:style-name="P15"/>
      <text:p text:style-name="Standard"/>
      <text:p text:style-name="Standard"/>
      <text:h text:style-name="Heading_20_1" text:outline-level="1">Обзор существующих систем</text:h>
      <text:p text:style-name="P1">обзор систем по одной форме (gnuplot, octave, ...).</text:p>
      <text:p text:style-name="Standard">* вывод, что ни одна система не соответствует в полной мере требованиям.</text:p>
      <text:h text:style-name="P58" text:outline-level="2">Mirek's Celebration</text:h>
      <text:p text:style-name="P22">Система моделирования 1D и 2D клеточно-автоматных моделей.</text:p>
      <text:p text:style-name="P22">Имееет удобный, интуитивно понятный пользовательский интерфейс, хорошо документирована.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4">Расширяемость</text:p>
          </table:table-cell>
          <table:table-cell table:style-name="Table1.A1" office:value-type="string">
            <text:p text:style-name="P24">+-</text:p>
          </table:table-cell>
          <table:table-cell table:style-name="Table1.C1" office:value-type="string">
            <text:p text:style-name="P24">Есть возможности встраивания DLL. Возможности расширения всё-таки ограничены.</text:p>
          </table:table-cell>
        </table:table-row>
        <table:table-row>
          <table:table-cell table:style-name="Table1.A2" office:value-type="string">
            <text:p text:style-name="P24">Интероперабельность</text:p>
          </table:table-cell>
          <table:table-cell table:style-name="Table1.A2" office:value-type="string">
            <text:p text:style-name="Table_20_Contents">??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4">Платформонезависимость</text:p>
          </table:table-cell>
          <table:table-cell table:style-name="Table1.A2" office:value-type="string">
            <text:p text:style-name="P24">-</text:p>
          </table:table-cell>
          <table:table-cell table:style-name="Table1.C2" office:value-type="string">
            <text:p text:style-name="P24">Win32</text:p>
          </table:table-cell>
        </table:table-row>
        <table:table-row>
          <table:table-cell table:style-name="Table1.A2" office:value-type="string">
            <text:p text:style-name="P24">Другжественный интерфейс</text:p>
          </table:table-cell>
          <table:table-cell table:style-name="Table1.A2" office:value-type="string">
            <text:p text:style-name="P24">+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4">Адекватность пред. обл.</text:p>
          </table:table-cell>
          <table:table-cell table:style-name="Table1.A2" office:value-type="string">
            <text:p text:style-name="P24">+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5">Большие объёмы данных</text:p>
          </table:table-cell>
          <table:table-cell table:style-name="Table1.A2" office:value-type="string">
            <text:p text:style-name="P24">-</text:p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22"/>
      <text:h text:style-name="P58" text:outline-level="2">Ansys Fluent</text:h>
      <text:p text:style-name="P22">Система моделирования широкого спектра физических процессов, в том числе и газовой динамики, обладает богатыми возможностями моделирования и визуализации.</text:p>
      <text:p text:style-name="P2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4">Расширяемость</text:p>
          </table:table-cell>
          <table:table-cell table:style-name="Table2.A1" office:value-type="string">
            <text:p text:style-name="P24">+</text:p>
          </table:table-cell>
          <table:table-cell table:style-name="Table2.C1" office:value-type="string">
            <text:p text:style-name="P24">Возможность встраивания пользовательских функций.</text:p>
          </table:table-cell>
        </table:table-row>
        <table:table-row>
          <table:table-cell table:style-name="Table2.A2" office:value-type="string">
            <text:p text:style-name="P24">Интероперабельность</text:p>
          </table:table-cell>
          <table:table-cell table:style-name="Table2.A2" office:value-type="string">
            <text:p text:style-name="P26">??</text:p>
          </table:table-cell>
          <table:table-cell table:style-name="Table2.C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24">Платформонезависимость</text:p>
          </table:table-cell>
          <table:table-cell table:style-name="Table2.A2" office:value-type="string">
            <text:p text:style-name="P24">??</text:p>
          </table:table-cell>
          <table:table-cell table:style-name="Table2.C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24">Другжественный интерфейс</text:p>
          </table:table-cell>
          <table:table-cell table:style-name="Table2.A2" office:value-type="string">
            <text:p text:style-name="P24">+</text:p>
          </table:table-cell>
          <table:table-cell table:style-name="Table2.C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24">Адекватность пред. обл.</text:p>
          </table:table-cell>
          <table:table-cell table:style-name="Table2.A2" office:value-type="string">
            <text:p text:style-name="P24">-</text:p>
          </table:table-cell>
          <table:table-cell table:style-name="Table2.C2" office:value-type="string">
            <text:p text:style-name="P24">Дифференциальные уравнения решаются классическими методами.</text:p>
          </table:table-cell>
        </table:table-row>
        <table:table-row>
          <table:table-cell table:style-name="Table2.A2" office:value-type="string">
            <text:p text:style-name="P25">Большие объёмы данных</text:p>
          </table:table-cell>
          <table:table-cell table:style-name="Table2.A2" office:value-type="string">
            <text:p text:style-name="P24">??</text:p>
          </table:table-cell>
          <table:table-cell table:style-name="Table2.C2" office:value-type="string">
            <text:p text:style-name="P26"/>
          </table:table-cell>
        </table:table-row>
      </table:table>
      <text:h text:style-name="P70" text:outline-level="1"><text:soft-page-break/>Описание своей системы / <text:span text:style-name="T11">Aрхитектура</text:span></text:h>
      <text:p text:style-name="P8"><text:span text:style-name="T20">Архитектуру системы </text:span><text:span text:style-name="T30">представляет из себя</text:span><text:span text:style-name="T20"> 4 </text:span><text:span text:style-name="T30">взаимодействующих друг с другом</text:span><text:span text:style-name="T20"> модулей </text:span><text:span text:style-name="T3">(или ещё сказать, что есть часть, которая связывает данные модули)</text:span><text:span text:style-name="T20">:</text:span></text:p>
      <text:list xml:id="list2002102369" text:style-name="L4">
        <text:list-item>
          <text:p text:style-name="P30">Взаимодействие с подсистемой моделирования</text:p>
        </text:list-item>
        <text:list-item>
          <text:p text:style-name="P30">Поддержка различных режимов отображения</text:p>
        </text:list-item>
        <text:list-item>
          <text:p text:style-name="P31">Поддержка графических библиотек</text:p>
        </text:list-item>
        <text:list-item>
          <text:p text:style-name="P31">Пользователский интерфейс</text:p>
        </text:list-item>
      </text:list>
      <text:p text:style-name="P7"><text:span text:style-name="T4">Открытая/модульная</text:span><text:span text:style-name="T21"> архитектура системы позволяет сделать замену реализации одного модуля прозрачной для остальных модулей. </text:span><text:span text:style-name="T74">Т.е. За счёт модульности достигается расширяемость.</text:span></text:p>
      <text:h text:style-name="P59" text:outline-level="2">Модуль взаимодействия с подсистемой моделирования</text:h>
      <text:p text:style-name="P23"><text:span text:style-name="T21">Был разработан интерфейс для обеспечения коммуникации подсистемы визуализации с одсистемой моделирования:</text:span><text:span text:style-name="T4">для подключения вычислител</text:span><text:span text:style-name="T7">я</text:span><text:span text:style-name="T4"> достаточно реализовать данный интерфейс и вуаля!</text:span><text:span text:style-name="T21"> На данный момент реализована поддержка разделяемых библиотек для запуска счёт</text:span><text:span text:style-name="T30">а</text:span><text:span text:style-name="T21"> на локальной машине и в процессе разработки поддержка запуска счёт</text:span><text:span text:style-name="T30">а</text:span><text:span text:style-name="T21"> </text:span><text:span text:style-name="T4">на удалённой машине, в том числе для моделирования на кластере</text:span><text:span text:style-name="T21">. Т.о. система удовлетворяет свойству интероперабельности.</text:span></text:p>
      <text:h text:style-name="P59" text:outline-level="2">Модуль поддержки режимов отображения</text:h>
      <text:p text:style-name="P19"><text:span text:style-name="T24">Для поддержки разрличных режимов отображения был так</text:span><text:span text:style-name="T26"> же</text:span><text:span text:style-name="T24"> разработан интерфейс для их подключения, что делает систему расширяемой. На данный момент релизованы:</text:span></text:p>
      <text:list xml:id="list1368708229" text:style-name="L5">
        <text:list-item>
          <text:p text:style-name="P63"><text:span text:style-name="T24">Режим осреднения </text:span><text:span text:style-name="T28">(статистически-обобщённый)</text:span><text:span text:style-name="T24">.</text:span></text:p>
        </text:list-item>
        <text:list-item>
          <text:p text:style-name="P64">Режим лупы, позволяющий рабоатть с объектами данных на микроуровне.</text:p>
        </text:list-item>
        <text:list-item>
          <text:p text:style-name="P64">3D режим для получения полноценной картины.</text:p>
        </text:list-item>
      </text:list>
      <text:h text:style-name="P59" text:outline-level="2">Модуль поддержки графических библиотек</text:h>
      <text:p text:style-name="P20"><text:span text:style-name="T21">Система позволяет </text:span><text:span text:style-name="T22">отрисовывать изображения с использованием различных графических библиотек, </text:span><text:span text:style-name="T25">что возможно за счёт использовани</text:span><text:span text:style-name="T26">я</text:span><text:span text:style-name="T25">...???</text:span><text:span text:style-name="T27"> Подключение библиотеки осуществлеятся путём написания для неё обёртки, реализующей интерфейс подключения. </text:span><text:span text:style-name="T28">В данный момент используются следующие кроссплатформенные библиотеки:</text:span></text:p>
      <text:list xml:id="list2081199910" text:style-name="L6">
        <text:list-item>
          <text:p text:style-name="P66">Модули QtGUI и QtWidgets из библиотеки Qt.</text:p>
        </text:list-item>
        <text:list-item>
          <text:p text:style-name="P65"><text:span text:style-name="T28">OpenGL для </text:span><text:span text:style-name="T6">рендеринга</text:span><text:span text:style-name="T28"> 3D изображений.</text:span></text:p>
        </text:list-item>
      </text:list>
      <text:h text:style-name="P60" text:outline-level="2"><text:span text:style-name="T4">Модуль </text:span><text:span text:style-name="T21">пользовательского интерфейса</text:span></text:h>
      <text:p text:style-name="P6"><text:span text:style-name="T22">Представляет из себя MDI </text:span><text:span text:style-name="T5">интерфейс</text:span><text:span text:style-name="T23">. Dockable-окна с настройками, всё такое.</text:span></text:p>
      <text:p text:style-name="P4"/>
      <text:p text:style-name="P5"/>
      <text:h text:style-name="P67" text:outline-level="1"/>
      <text:h text:style-name="P72" text:outline-level="1"><text:span text:style-name="T33">Приложение 1. </text:span>Литература</text:h>
      <text:list xml:id="list893544193" text:style-name="L7">
        <text:list-item>
          <text:p text:style-name="P33"><text:span text:style-name="T31">Филинов Е. - Выбор и разработка концептуальной модели среды открытых систем. - </text:span><text:span text:style-name="T33">Открытые системы. - вып. 6. - 1995. - </text:span><text:span text:style-name="T31"><text:s/>(адрес в сети: </text:span><text:a xlink:type="simple" xlink:href="http://www.osp.ru/os/1995/06/178768/"><text:span text:style-name="T32">http://www.osp.ru/os/1995/06/178768/</text:span></text:a><text:span text:style-name="T41">)</text:span></text:p>
        </text:list-item>
        <text:list-item>
          <text:p text:style-name="P32">Лоу <text:span text:style-name="T33">А.М.</text:span>, Кельтон <text:span text:style-name="T33">В.Д. - </text:span><text:s/>Имитационное моделирование. <text:span text:style-name="T33">- Питер. - 2004</text:span></text:p>
        </text:list-item>
        <text:list-item>
          <text:p text:style-name="P34"><text:span text:style-name="T15">IEEE Std 1003.0-1995 </text:span>IEEE Guide to the POSIX® Open System Environment (OSE)</text:p>
        </text:list-item>
        <text:list-item>
          <text:p text:style-name="P35"><text:a xlink:type="simple" xlink:href="http://en.wikipedia.org/wiki/The_Humane_Interface">http://en.wikipedia.org/wiki/The_Humane_Interface</text:a></text:p>
        </text:list-item>
        <text:list-item>
          <text:p text:style-name="P36">Фон Нейман Дж., -</text:p>
        </text:list-item>
        <text:list-item>
          <text:p text:style-name="P36">Тоффоли, Марголус. - </text:p>
        </text:list-item>
        <text:list-item>
          <text:p text:style-name="P38"><text:span text:style-name="T31">Ilachinsky</text:span><text:span text:style-name="T33">. - </text:span></text:p>
        </text:list-item>
        <text:list-item>
          <text:p text:style-name="P39"><text:span text:style-name="T40">ссылка на </text:span><text:span text:style-name="T56">FHP</text:span></text:p>
        </text:list-item>
        <text:list-item>
          <text:p text:style-name="P36">Раскин Дж. - </text:p>
        </text:list-item>
        <text:list-item>
          <text:p text:style-name="P40">QT</text:p>
        </text:list-item>
        <text:list-item>
          <text:p text:style-name="P40">OpenGL</text:p>
          <text:h text:style-name="P71" text:outline-level="1"/>
          <text:h text:style-name="P74" text:outline-level="1">Приложение 2. Описание структуры и интерфейсов системы</text:h>
          <text:h text:style-name="P71" text:outline-level="1"/>
          <text:h text:style-name="P75" text:outline-level="1">Приложение <text:span text:style-name="T34">3. Описание п</text:span>ользователск<text:span text:style-name="T34">ого интерфейса</text:span></text:h>
          <text:p text:style-name="P3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sans-serif" svg:font-family="sans-serif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3T17:04:54</meta:creation-date>
    <dc:date>2013-05-27T03:51:11</dc:date>
    <meta:editing-duration>PT13H32M45S</meta:editing-duration>
    <meta:editing-cycles>85</meta:editing-cycles>
    <meta:generator>LibreOffice/3.6$Linux_X86_64 LibreOffice_project/360m1$Build-2</meta:generator>
    <meta:document-statistic meta:table-count="2" meta:image-count="0" meta:object-count="0" meta:page-count="11" meta:paragraph-count="123" meta:word-count="1835" meta:character-count="15159" meta:non-whitespace-character-count="13471"/>
  </office:meta>
</office:document-meta>
</file>